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text-align="justify"/>
      <style:text-properties style:font-name="Times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Joseph <text:s/>CHARLES <text:s/>is <text:s/>a <text:s text:c="2"/>computational <text:s/>scientist <text:s/>in <text:s/>the <text:s/>Scientific Community <text:s/>Engagement Group <text:s/>at <text:s/>CSCS <text:s/>- ETH <text:s/>Zurich, <text:s/>working on <text:s/>the European <text:s text:c="2"/>Exa2Green <text:s text:c="2"/>project <text:s text:c="2"/>towards <text:s text:c="2"/>the <text:s text:c="2"/>development <text:s text:c="2"/>of <text:s text:c="2"/>an energy-optimized <text:s/>showcase <text:s/>application <text:s/>as <text:s/>a proof <text:s/>of <text:s/>concept <text:s/>for energy-efficient computing. <text:s/>He received <text:s/>a M.Sc. <text:s/>degree in Mechanics and <text:s/>Engineering <text:s/>and <text:s/>an <text:s text:c="2"/>engineering <text:s/>degree <text:s/>in <text:s/>Mathematical <text:s/>and Mechanical <text:s/>Modeling from MATMECA <text:s/>at Bordeaux, <text:s/>France, in <text:s/>2007. <text:s/>He obtained <text:s/>his Ph.D. <text:s text:c="2"/>in <text:s/>Mathematics at <text:s/>INRIA <text:s/>in Sophia <text:s/>Antipolis, France, <text:s/>in 2011. <text:s/>His <text:s/>previous work <text:s/>as an <text:s/>engineer at <text:s/>CNRS-LMA in Marseille, <text:s/>France, <text:s/>focused <text:s/>on <text:s/>imaging <text:s/>Earth's <text:s/>interior <text:s/>and <text:s/>was concerned <text:s/>with <text:s/>the <text:s/>development <text:s/>of two <text:s/>highly <text:s/>optimized <text:s/>spectral finite-element <text:s/>open <text:s/>source softwares, <text:s/>for <text:s/>the <text:s/>numerical study <text:s/>of seismic <text:s/>waves <text:s/>propagation <text:s/>in <text:s/>geological <text:s/>and <text:s/>oceanic <text:s/>structures: SPECFEM3D Cartesian <text:s/>and SPECFEM3D GLOBE. <text:s/>His <text:s/>research interests are in the <text:s/>areas of <text:s/>high performance computing, <text:s/>energy-aware computing, software engineering, numerical simulation and mathematical model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38.51</meta:generator>
    <meta:initial-creator>Joseph Charles</meta:initial-creator>
  </office:meta>
</office:document-meta>
</file>